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28.8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2"/>
    <style:style style:name="ce5" style:family="table-cell" style:parent-style-name="Default" style:data-style-name="N121"/>
    <style:style style:name="ce6" style:family="table-cell" style:parent-style-name="Default" style:data-style-name="N122"/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6"/>
        <table:table-column table:style-name="co1" table:number-columns-repeated="6" table:default-cell-style-name="ce2"/>
        <table:table-column table:style-name="co4" table:default-cell-style-name="ce2"/>
        <table:table-row table:style-name="ro1">
          <table:table-cell/>
          <table:table-cell table:style-name="Default" office:value-type="string" calcext:value-type="string">
            <text:p>Durability</text:p>
          </table:table-cell>
          <table:table-cell table:style-name="Default" office:value-type="string" calcext:value-type="string">
            <text:p>Precious?</text:p>
          </table:table-cell>
          <table:table-cell office:value-type="string" calcext:value-type="string">
            <text:p>Moh's Level</text:p>
          </table:table-cell>
          <table:table-cell office:value-type="string" calcext:value-type="string">
            <text:p>Tool Level</text:p>
          </table:table-cell>
          <table:table-cell office:value-type="string" calcext:value-type="string">
            <text:p>Grams per Cubic Inch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Enchantment</text:p>
          </table:table-cell>
          <table:table-cell table:style-name="Default" office:value-type="string" calcext:value-type="string">
            <text:p>Base Armor</text:p>
          </table:table-cell>
          <table:table-cell table:style-name="Default" office:value-type="string" calcext:value-type="string">
            <text:p>Helm</text:p>
          </table:table-cell>
          <table:table-cell table:style-name="Default" office:value-type="string" calcext:value-type="string">
            <text:p>Chest</text:p>
          </table:table-cell>
          <table:table-cell table:style-name="Default" office:value-type="string" calcext:value-type="string">
            <text:p>Legs</text:p>
          </table:table-cell>
          <table:table-cell table:style-name="Default" office:value-type="string" calcext:value-type="string">
            <text:p>Boots</text:p>
          </table:table-cell>
          <table:table-cell table:style-name="Default" office:value-type="string" calcext:value-type="string">
            <text:p>Blast Resistance/Hardness</text:p>
          </table:table-cell>
        </table:table-row>
        <table:table-row table:style-name="ro1" table:visibility="collapse">
          <table:table-cell office:value-type="string" calcext:value-type="string">
            <text:p>Wood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table:formula="of:=1+([.D2]*[.F2]*0.0053361793)" office:value-type="float" office:value="1.070010672416" calcext:value-type="float">
            <text:p>1.1</text:p>
          </table:table-cell>
          <table:table-cell table:formula="of:=[.F2]*0.0227920228" office:value-type="float" office:value="0.299031339136" calcext:value-type="float">
            <text:p>0.3</text:p>
          </table:table-cell>
          <table:table-cell table:formula="of:=[.F2]*0.1184974523" office:value-type="float" office:value="1.554686574176" calcext:value-type="float">
            <text:p>2</text:p>
          </table:table-cell>
          <table:table-cell table:number-columns-repeated="5"/>
          <table:table-cell table:formula="of:=[.D2]*3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Lead</text:p>
          </table:table-cell>
          <table:table-cell table:style-name="Default" table:formula="of:=[.B2]+(131-59)/9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3]-1" office:value-type="float" office:value="0" calcext:value-type="float">
            <text:p>0</text:p>
          </table:table-cell>
          <table:table-cell office:value-type="float" office:value="185.86" calcext:value-type="float">
            <text:p>185.86</text:p>
          </table:table-cell>
          <table:table-cell table:formula="of:=1+([.D3]*[.F3]*0.0053361793)" office:value-type="float" office:value="1.991782284698" calcext:value-type="float">
            <text:p>2.0</text:p>
          </table:table-cell>
          <table:table-cell table:formula="of:=[.F3]*0.0227920228" office:value-type="float" office:value="4.236125357608" calcext:value-type="float">
            <text:p>4.2</text:p>
          </table:table-cell>
          <table:table-cell table:formula="of:=[.F3]*0.1184974523" office:value-type="float" office:value="22.023936484478" calcext:value-type="float">
            <text:p>22</text:p>
          </table:table-cell>
          <table:table-cell table:number-columns-repeated="5"/>
          <table:table-cell table:formula="of:=[.D3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table:style-name="Default" table:formula="of:=[.B3]+(131-59)/9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4]-1" office:value-type="float" office:value="0" calcext:value-type="float">
            <text:p>0</text:p>
          </table:table-cell>
          <table:table-cell office:value-type="float" office:value="119.05" calcext:value-type="float">
            <text:p>119.05</text:p>
          </table:table-cell>
          <table:table-cell table:formula="of:=1+([.D4]*[.F4]*0.0053361793)" office:value-type="float" office:value="1.635272145665" calcext:value-type="float">
            <text:p>1.6</text:p>
          </table:table-cell>
          <table:table-cell table:formula="of:=[.F4]*0.0227920228" office:value-type="float" office:value="2.71339031434" calcext:value-type="float">
            <text:p>2.7</text:p>
          </table:table-cell>
          <table:table-cell table:formula="of:=[.F4]*0.1184974523" office:value-type="float" office:value="14.107121696315" calcext:value-type="float">
            <text:p>14</text:p>
          </table:table-cell>
          <table:table-cell table:formula="of:=10+([.B4]*0.0063653724)" office:value-type="float" office:value="10.47740293" calcext:value-type="float">
            <text:p>10</text:p>
          </table:table-cell>
          <table:table-cell table:formula="of:=0.15*[.J4]" office:value-type="float" office:value="1.5716104395" calcext:value-type="float">
            <text:p>2</text:p>
          </table:table-cell>
          <table:table-cell table:formula="of:=[.J4]*(0.4)" office:value-type="float" office:value="4.190961172" calcext:value-type="float">
            <text:p>4</text:p>
          </table:table-cell>
          <table:table-cell table:formula="of:=[.J4]*(0.3)" office:value-type="float" office:value="3.143220879" calcext:value-type="float">
            <text:p>3</text:p>
          </table:table-cell>
          <table:table-cell table:formula="of:=[.J4]*0.15" office:value-type="float" office:value="1.5716104395" calcext:value-type="float">
            <text:p>2</text:p>
          </table:table-cell>
          <table:table-cell table:formula="of:=[.D4]*3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Indium</text:p>
          </table:table-cell>
          <table:table-cell table:style-name="Default" table:formula="of:=[.B4]+(131-59)/9" office:value-type="float" office:value="83" calcext:value-type="float">
            <text:p>8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79" calcext:value-type="float">
            <text:p>119.79</text:p>
          </table:table-cell>
          <table:table-cell table:number-columns-repeated="8"/>
          <table:table-cell table:formula="of:=[.D5]*3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ulfur</text:p>
          </table:table-cell>
          <table:table-cell table:style-name="Default" table:formula="of:=[.B5]+(131-59)/9" office:value-type="float" office:value="91" calcext:value-type="float">
            <text:p>9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92" calcext:value-type="float">
            <text:p>33.92</text:p>
          </table:table-cell>
          <table:table-cell table:number-columns-repeated="8"/>
          <table:table-cell table:formula="of:=[.D6]*3"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Saltpeter</text:p>
          </table:table-cell>
          <table:table-cell table:style-name="Default" table:formula="of:=[.B6]+(131-59)/9" office:value-type="float" office:value="99" calcext:value-type="float">
            <text:p>9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1" calcext:value-type="float">
            <text:p>34.41</text:p>
          </table:table-cell>
          <table:table-cell table:number-columns-repeated="8"/>
          <table:table-cell table:formula="of:=[.D7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Default" table:formula="of:=[.B7]+(131-59)/9" office:value-type="float" office:value="107" calcext:value-type="float">
            <text:p>10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8]-1" office:value-type="float" office:value="1" calcext:value-type="float">
            <text:p>1</text:p>
          </table:table-cell>
          <table:table-cell office:value-type="float" office:value="316.6" calcext:value-type="float">
            <text:p>316.6</text:p>
          </table:table-cell>
          <table:table-cell table:formula="of:=1+([.D8]*[.F8]*0.0053361793)" office:value-type="float" office:value="4.37886873276" calcext:value-type="float">
            <text:p>4.4</text:p>
          </table:table-cell>
          <table:table-cell table:formula="of:=[.F8]*0.0227920228" office:value-type="float" office:value="7.21595441848" calcext:value-type="float">
            <text:p>7.2</text:p>
          </table:table-cell>
          <table:table-cell table:formula="of:=[.F8]*0.1184974523" office:value-type="float" office:value="37.51629339818" calcext:value-type="float">
            <text:p>38</text:p>
          </table:table-cell>
          <table:table-cell table:formula="of:=10+([.B8]*0.0063653724)" office:value-type="float" office:value="10.6810948468" calcext:value-type="float">
            <text:p>11</text:p>
          </table:table-cell>
          <table:table-cell table:formula="of:=0.15*[.J8]" office:value-type="float" office:value="1.60216422702" calcext:value-type="float">
            <text:p>2</text:p>
          </table:table-cell>
          <table:table-cell table:formula="of:=[.J8]*(0.4)" office:value-type="float" office:value="4.27243793872" calcext:value-type="float">
            <text:p>4</text:p>
          </table:table-cell>
          <table:table-cell table:formula="of:=[.J8]*(0.3)" office:value-type="float" office:value="3.20432845404" calcext:value-type="float">
            <text:p>3</text:p>
          </table:table-cell>
          <table:table-cell table:formula="of:=[.J8]*0.15" office:value-type="float" office:value="1.60216422702" calcext:value-type="float">
            <text:p>2</text:p>
          </table:table-cell>
          <table:table-cell table:formula="of:=[.D8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style-name="Default" table:formula="of:=[.B8]+(131-59)/9" office:value-type="float" office:value="115" calcext:value-type="float">
            <text:p>11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]-1" office:value-type="float" office:value="1" calcext:value-type="float">
            <text:p>1</text:p>
          </table:table-cell>
          <table:table-cell table:formula="of:=([.F8]+[.F10])/2" office:value-type="float" office:value="244.25" calcext:value-type="float">
            <text:p>244.25</text:p>
          </table:table-cell>
          <table:table-cell table:formula="of:=1+([.D9]*[.F9]*0.0053361793)" office:value-type="float" office:value="3.60672358805" calcext:value-type="float">
            <text:p>3.6</text:p>
          </table:table-cell>
          <table:table-cell table:formula="of:=[.F9]*0.0227920228" office:value-type="float" office:value="5.5669515689" calcext:value-type="float">
            <text:p>5.6</text:p>
          </table:table-cell>
          <table:table-cell table:formula="of:=[.F9]*0.1184974523" office:value-type="float" office:value="28.943002724275" calcext:value-type="float">
            <text:p>29</text:p>
          </table:table-cell>
          <table:table-cell table:formula="of:=10+([.B9]*0.0063653724)" office:value-type="float" office:value="10.732017826" calcext:value-type="float">
            <text:p>11</text:p>
          </table:table-cell>
          <table:table-cell table:formula="of:=0.15*[.J9]" office:value-type="float" office:value="1.6098026739" calcext:value-type="float">
            <text:p>2</text:p>
          </table:table-cell>
          <table:table-cell table:formula="of:=[.J9]*(0.4)" office:value-type="float" office:value="4.2928071304" calcext:value-type="float">
            <text:p>4</text:p>
          </table:table-cell>
          <table:table-cell table:formula="of:=[.J9]*(0.3)" office:value-type="float" office:value="3.2196053478" calcext:value-type="float">
            <text:p>3</text:p>
          </table:table-cell>
          <table:table-cell table:formula="of:=[.J9]*0.15" office:value-type="float" office:value="1.6098026739" calcext:value-type="float">
            <text:p>2</text:p>
          </table:table-cell>
          <table:table-cell table:formula="of:=[.D9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style-name="Default" table:formula="of:=[.B9]+(131-59)/9" office:value-type="float" office:value="123" calcext:value-type="float">
            <text:p>1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0]-1" office:value-type="float" office:value="1" calcext:value-type="float">
            <text:p>1</text:p>
          </table:table-cell>
          <table:table-cell office:value-type="float" office:value="171.9" calcext:value-type="float">
            <text:p>171.9</text:p>
          </table:table-cell>
          <table:table-cell table:formula="of:=1+([.D10]*[.F10]*0.0053361793)" office:value-type="float" office:value="2.83457844334" calcext:value-type="float">
            <text:p>2.8</text:p>
          </table:table-cell>
          <table:table-cell table:formula="of:=[.F10]*0.0227920228" office:value-type="float" office:value="3.91794871932" calcext:value-type="float">
            <text:p>3.9</text:p>
          </table:table-cell>
          <table:table-cell table:formula="of:=[.F10]*0.1184974523" office:value-type="float" office:value="20.36971205037" calcext:value-type="float">
            <text:p>20</text:p>
          </table:table-cell>
          <table:table-cell table:formula="of:=10+([.B10]*0.0063653724)" office:value-type="float" office:value="10.7829408052" calcext:value-type="float">
            <text:p>11</text:p>
          </table:table-cell>
          <table:table-cell table:formula="of:=0.15*[.J10]" office:value-type="float" office:value="1.61744112078" calcext:value-type="float">
            <text:p>2</text:p>
          </table:table-cell>
          <table:table-cell table:formula="of:=[.J10]*(0.4)" office:value-type="float" office:value="4.31317632208" calcext:value-type="float">
            <text:p>4</text:p>
          </table:table-cell>
          <table:table-cell table:formula="of:=[.J10]*(0.3)" office:value-type="float" office:value="3.23488224156" calcext:value-type="float">
            <text:p>3</text:p>
          </table:table-cell>
          <table:table-cell table:formula="of:=[.J10]*0.15" office:value-type="float" office:value="1.61744112078" calcext:value-type="float">
            <text:p>2</text:p>
          </table:table-cell>
          <table:table-cell table:formula="of:=[.D10]*3"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Stone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D11]-1" office:value-type="float" office:value="1" calcext:value-type="float">
            <text:p>1</text:p>
          </table:table-cell>
          <table:table-cell office:value-type="float" office:value="41.21" calcext:value-type="float">
            <text:p>41.21</text:p>
          </table:table-cell>
          <table:table-cell table:number-columns-repeated="8"/>
          <table:table-cell table:formula="of:=[.D11]*3"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Flint</text:p>
          </table:table-cell>
          <table:table-cell table:formula="of:=[.B11]+([.$B$21]-[.$B$11])/10" office:value-type="float" office:value="142.9" calcext:value-type="float">
            <text:p>1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2]-1" office:value-type="float" office:value="1" calcext:value-type="float">
            <text:p>1</text:p>
          </table:table-cell>
          <table:table-cell office:value-type="float" office:value="22.78" calcext:value-type="float">
            <text:p>22.78</text:p>
          </table:table-cell>
          <table:table-cell table:number-columns-repeated="8"/>
          <table:table-cell table:formula="of:=[.D12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formula="of:=[.B12]+([.$B$21]-[.$B$11])/10" office:value-type="float" office:value="154.8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1" office:value-type="float" office:value="1" calcext:value-type="float">
            <text:p>1</text:p>
          </table:table-cell>
          <table:table-cell office:value-type="float" office:value="44.23" calcext:value-type="float">
            <text:p>44.23</text:p>
          </table:table-cell>
          <table:table-cell table:formula="of:=1+([.D13]*[.F13]*0.0053361793)" office:value-type="float" office:value="1.472038420878" calcext:value-type="float">
            <text:p>1.5</text:p>
          </table:table-cell>
          <table:table-cell table:formula="of:=[.F13]*0.0227920228" office:value-type="float" office:value="1.008091168444" calcext:value-type="float">
            <text:p>1.0</text:p>
          </table:table-cell>
          <table:table-cell table:formula="of:=[.F13]*0.1184974523" office:value-type="float" office:value="5.241142315229" calcext:value-type="float">
            <text:p>5</text:p>
          </table:table-cell>
          <table:table-cell table:formula="of:=10+([.B13]*0.0063653724)" office:value-type="float" office:value="10.98535964752" calcext:value-type="float">
            <text:p>11</text:p>
          </table:table-cell>
          <table:table-cell table:formula="of:=0.15*[.J13]" office:value-type="float" office:value="1.647803947128" calcext:value-type="float">
            <text:p>2</text:p>
          </table:table-cell>
          <table:table-cell table:formula="of:=[.J13]*(0.4)" office:value-type="float" office:value="4.394143859008" calcext:value-type="float">
            <text:p>4</text:p>
          </table:table-cell>
          <table:table-cell table:formula="of:=[.J13]*(0.3)" office:value-type="float" office:value="3.295607894256" calcext:value-type="float">
            <text:p>3</text:p>
          </table:table-cell>
          <table:table-cell table:formula="of:=[.J13]*0.15" office:value-type="float" office:value="1.647803947128" calcext:value-type="float">
            <text:p>2</text:p>
          </table:table-cell>
          <table:table-cell table:formula="of:=[.D13]*4"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Cadmium</text:p>
          </table:table-cell>
          <table:table-cell table:formula="of:=[.B13]+([.$B$21]-[.$B$11])/10" office:value-type="float" office:value="166.7" calcext:value-type="float">
            <text:p>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.75" calcext:value-type="float">
            <text:p>141.75</text:p>
          </table:table-cell>
          <table:table-cell table:number-columns-repeated="8"/>
          <table:table-cell table:formula="of:=[.D14]*4"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Calcite</text:p>
          </table:table-cell>
          <table:table-cell table:formula="of:=[.B14]+([.$B$21]-[.$B$11])/10" office:value-type="float" office:value="178.6" calcext:value-type="float">
            <text:p>1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43" calcext:value-type="float">
            <text:p>44.43</text:p>
          </table:table-cell>
          <table:table-cell table:number-columns-repeated="8"/>
          <table:table-cell table:formula="of:=[.D15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formula="of:=[.B15]+([.$B$21]-[.$B$11])/10" office:value-type="float" office:value="190.5" calcext:value-type="float">
            <text:p>19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6]-1" office:value-type="float" office:value="2" calcext:value-type="float">
            <text:p>2</text:p>
          </table:table-cell>
          <table:table-cell office:value-type="float" office:value="146.66" calcext:value-type="float">
            <text:p>146.66</text:p>
          </table:table-cell>
          <table:table-cell table:formula="of:=1+([.D16]*[.F16]*0.0053361793)" office:value-type="float" office:value="3.347812168414" calcext:value-type="float">
            <text:p>3.3</text:p>
          </table:table-cell>
          <table:table-cell table:formula="of:=[.F16]*0.0227920228" office:value-type="float" office:value="3.342678063848" calcext:value-type="float">
            <text:p>3.3</text:p>
          </table:table-cell>
          <table:table-cell table:formula="of:=[.F16]*0.1184974523" office:value-type="float" office:value="17.378836354318" calcext:value-type="float">
            <text:p>17</text:p>
          </table:table-cell>
          <table:table-cell table:formula="of:=10+([.B16]*0.0063653724)" office:value-type="float" office:value="11.2126034422" calcext:value-type="float">
            <text:p>11</text:p>
          </table:table-cell>
          <table:table-cell table:formula="of:=0.15*[.J16]" office:value-type="float" office:value="1.68189051633" calcext:value-type="float">
            <text:p>2</text:p>
          </table:table-cell>
          <table:table-cell table:formula="of:=[.J16]*(0.4)" office:value-type="float" office:value="4.48504137688" calcext:value-type="float">
            <text:p>4</text:p>
          </table:table-cell>
          <table:table-cell table:formula="of:=[.J16]*(0.3)" office:value-type="float" office:value="3.36378103266" calcext:value-type="float">
            <text:p>3</text:p>
          </table:table-cell>
          <table:table-cell table:formula="of:=[.J16]*0.15" office:value-type="float" office:value="1.68189051633" calcext:value-type="float">
            <text:p>2</text:p>
          </table:table-cell>
          <table:table-cell table:formula="of:=[.D16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formula="of:=[.B16]+([.$B$21]-[.$B$11])/10" office:value-type="float" office:value="202.4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7]-1" office:value-type="float" office:value="2" calcext:value-type="float">
            <text:p>2</text:p>
          </table:table-cell>
          <table:table-cell office:value-type="float" office:value="351.45" calcext:value-type="float">
            <text:p>351.45</text:p>
          </table:table-cell>
          <table:table-cell table:formula="of:=1+([.D17]*[.F17]*0.0053361793)" office:value-type="float" office:value="6.626200644955" calcext:value-type="float">
            <text:p>6.6</text:p>
          </table:table-cell>
          <table:table-cell table:formula="of:=[.F17]*0.0227920228" office:value-type="float" office:value="8.01025641306" calcext:value-type="float">
            <text:p>8.0</text:p>
          </table:table-cell>
          <table:table-cell table:formula="of:=[.F17]*0.1184974523" office:value-type="float" office:value="41.645929610835" calcext:value-type="float">
            <text:p>42</text:p>
          </table:table-cell>
          <table:table-cell table:formula="of:=10+([.B17]*0.0063653724)" office:value-type="float" office:value="11.28835137376" calcext:value-type="float">
            <text:p>11</text:p>
          </table:table-cell>
          <table:table-cell table:formula="of:=0.15*[.J17]" office:value-type="float" office:value="1.693252706064" calcext:value-type="float">
            <text:p>2</text:p>
          </table:table-cell>
          <table:table-cell table:formula="of:=[.J17]*(0.4)" office:value-type="float" office:value="4.515340549504" calcext:value-type="float">
            <text:p>5</text:p>
          </table:table-cell>
          <table:table-cell table:formula="of:=[.J17]*(0.3)" office:value-type="float" office:value="3.386505412128" calcext:value-type="float">
            <text:p>3</text:p>
          </table:table-cell>
          <table:table-cell table:formula="of:=[.J17]*0.15" office:value-type="float" office:value="1.693252706064" calcext:value-type="float">
            <text:p>2</text:p>
          </table:table-cell>
          <table:table-cell table:formula="of:=[.D17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formula="of:=[.B17]+([.$B$21]-[.$B$11])/10" office:value-type="float" office:value="214.3" calcext:value-type="float">
            <text:p>2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8]-1" office:value-type="float" office:value="2" calcext:value-type="float">
            <text:p>2</text:p>
          </table:table-cell>
          <table:table-cell office:value-type="float" office:value="142.01" calcext:value-type="float">
            <text:p>142.01</text:p>
          </table:table-cell>
          <table:table-cell table:formula="of:=1+([.D18]*[.F18]*0.0053361793)" office:value-type="float" office:value="3.273372467179" calcext:value-type="float">
            <text:p>3.3</text:p>
          </table:table-cell>
          <table:table-cell table:formula="of:=[.F18]*0.0227920228" office:value-type="float" office:value="3.236695157828" calcext:value-type="float">
            <text:p>3.2</text:p>
          </table:table-cell>
          <table:table-cell table:formula="of:=[.F18]*0.1184974523" office:value-type="float" office:value="16.827823201123" calcext:value-type="float">
            <text:p>17</text:p>
          </table:table-cell>
          <table:table-cell table:formula="of:=10+([.B18]*0.0063653724)" office:value-type="float" office:value="11.36409930532" calcext:value-type="float">
            <text:p>11</text:p>
          </table:table-cell>
          <table:table-cell table:formula="of:=0.15*[.J18]" office:value-type="float" office:value="1.704614895798" calcext:value-type="float">
            <text:p>2</text:p>
          </table:table-cell>
          <table:table-cell table:formula="of:=[.J18]*(0.4)" office:value-type="float" office:value="4.545639722128" calcext:value-type="float">
            <text:p>5</text:p>
          </table:table-cell>
          <table:table-cell table:formula="of:=[.J18]*(0.3)" office:value-type="float" office:value="3.409229791596" calcext:value-type="float">
            <text:p>3</text:p>
          </table:table-cell>
          <table:table-cell table:formula="of:=[.J18]*0.15" office:value-type="float" office:value="1.704614895798" calcext:value-type="float">
            <text:p>2</text:p>
          </table:table-cell>
          <table:table-cell table:formula="of:=[.D18]*4"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Fluorite</text:p>
          </table:table-cell>
          <table:table-cell table:formula="of:=[.B18]+([.$B$21]-[.$B$11])/10" office:value-type="float" office:value="226.2" calcext:value-type="float">
            <text:p>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.11" calcext:value-type="float">
            <text:p>52.11</text:p>
          </table:table-cell>
          <table:table-cell table:number-columns-repeated="8"/>
          <table:table-cell table:formula="of:=[.D19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table:formula="of:=[.B19]+([.$B$21]-[.$B$11])/10" office:value-type="float" office:value="238.1" calcext:value-type="float">
            <text:p>23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0]-1" office:value-type="float" office:value="3" calcext:value-type="float">
            <text:p>3</text:p>
          </table:table-cell>
          <table:table-cell office:value-type="float" office:value="145.98" calcext:value-type="float">
            <text:p>145.98</text:p>
          </table:table-cell>
          <table:table-cell table:formula="of:=1+([.D20]*[.F20]*0.0053361793)" office:value-type="float" office:value="4.115901816856" calcext:value-type="float">
            <text:p>4.1</text:p>
          </table:table-cell>
          <table:table-cell table:formula="of:=[.F20]*0.0227920228" office:value-type="float" office:value="3.327179488344" calcext:value-type="float">
            <text:p>3.3</text:p>
          </table:table-cell>
          <table:table-cell table:formula="of:=[.F20]*0.1184974523" office:value-type="float" office:value="17.298258086754" calcext:value-type="float">
            <text:p>17</text:p>
          </table:table-cell>
          <table:table-cell table:formula="of:=10+([.B20]*0.0063653724)" office:value-type="float" office:value="11.51559516844" calcext:value-type="float">
            <text:p>12</text:p>
          </table:table-cell>
          <table:table-cell table:formula="of:=0.15*[.J20]" office:value-type="float" office:value="1.727339275266" calcext:value-type="float">
            <text:p>2</text:p>
          </table:table-cell>
          <table:table-cell table:formula="of:=[.J20]*(0.4)" office:value-type="float" office:value="4.606238067376" calcext:value-type="float">
            <text:p>5</text:p>
          </table:table-cell>
          <table:table-cell table:formula="of:=[.J20]*(0.3)" office:value-type="float" office:value="3.454678550532" calcext:value-type="float">
            <text:p>3</text:p>
          </table:table-cell>
          <table:table-cell table:formula="of:=[.J20]*0.15" office:value-type="float" office:value="1.727339275266" calcext:value-type="float">
            <text:p>2</text:p>
          </table:table-cell>
          <table:table-cell table:formula="of:=[.D20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D21]-1" office:value-type="float" office:value="3" calcext:value-type="float">
            <text:p>3</text:p>
          </table:table-cell>
          <table:table-cell office:value-type="float" office:value="84.39" calcext:value-type="float">
            <text:p>84.39</text:p>
          </table:table-cell>
          <table:table-cell table:formula="of:=1+([.D21]*[.F21]*0.0053361793)" office:value-type="float" office:value="2.801280684508" calcext:value-type="float">
            <text:p>2.8</text:p>
          </table:table-cell>
          <table:table-cell table:formula="of:=[.F21]*0.0227920228" office:value-type="float" office:value="1.923418804092" calcext:value-type="float">
            <text:p>1.9</text:p>
          </table:table-cell>
          <table:table-cell table:formula="of:=[.F21]*0.1184974523" office:value-type="float" office:value="9.999999999597" calcext:value-type="float">
            <text:p>10</text:p>
          </table:table-cell>
          <table:table-cell table:formula="of:=10+([.B21]*0.0063653724)" office:value-type="float" office:value="11.5913431" calcext:value-type="float">
            <text:p>12</text:p>
          </table:table-cell>
          <table:table-cell table:formula="of:=0.15*[.J21]" office:value-type="float" office:value="1.738701465" calcext:value-type="float">
            <text:p>2</text:p>
          </table:table-cell>
          <table:table-cell table:formula="of:=[.J21]*(0.4)" office:value-type="float" office:value="4.63653724" calcext:value-type="float">
            <text:p>5</text:p>
          </table:table-cell>
          <table:table-cell table:formula="of:=[.J21]*(0.3)" office:value-type="float" office:value="3.47740293" calcext:value-type="float">
            <text:p>3</text:p>
          </table:table-cell>
          <table:table-cell table:formula="of:=[.J21]*0.15" office:value-type="float" office:value="1.738701465" calcext:value-type="float">
            <text:p>2</text:p>
          </table:table-cell>
          <table:table-cell table:formula="of:=[.D21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table:formula="of:=[.B21]+([.$B$34]-[.$B$21])/13" office:value-type="float" office:value="350.846153846154" calcext:value-type="float">
            <text:p>35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2]-1" office:value-type="float" office:value="3" calcext:value-type="float">
            <text:p>3</text:p>
          </table:table-cell>
          <table:table-cell office:value-type="float" office:value="129.46" calcext:value-type="float">
            <text:p>129.46</text:p>
          </table:table-cell>
          <table:table-cell table:formula="of:=1+([.D22]*[.F22]*0.0053361793)" office:value-type="float" office:value="3.763287088712" calcext:value-type="float">
            <text:p>3.8</text:p>
          </table:table-cell>
          <table:table-cell table:formula="of:=[.F22]*0.0227920228" office:value-type="float" office:value="2.950655271688" calcext:value-type="float">
            <text:p>3.0</text:p>
          </table:table-cell>
          <table:table-cell table:formula="of:=[.F22]*0.1184974523" office:value-type="float" office:value="15.340680174758" calcext:value-type="float">
            <text:p>15</text:p>
          </table:table-cell>
          <table:table-cell table:formula="of:=10+([.B22]*0.0063653724)" office:value-type="float" office:value="12.2332664243385" calcext:value-type="float">
            <text:p>12</text:p>
          </table:table-cell>
          <table:table-cell table:formula="of:=0.15*[.J22]" office:value-type="float" office:value="1.83498996365077" calcext:value-type="float">
            <text:p>2</text:p>
          </table:table-cell>
          <table:table-cell table:formula="of:=[.J22]*(0.4)" office:value-type="float" office:value="4.89330656973539" calcext:value-type="float">
            <text:p>5</text:p>
          </table:table-cell>
          <table:table-cell table:formula="of:=[.J22]*(0.3)" office:value-type="float" office:value="3.66997992730154" calcext:value-type="float">
            <text:p>4</text:p>
          </table:table-cell>
          <table:table-cell table:formula="of:=[.J22]*0.15" office:value-type="float" office:value="1.83498996365077" calcext:value-type="float">
            <text:p>2</text:p>
          </table:table-cell>
          <table:table-cell table:formula="of:=[.D22]*4"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Thorite</text:p>
          </table:table-cell>
          <table:table-cell table:formula="of:=[.B22]+([.$B$34]-[.$B$21])/13" office:value-type="float" office:value="451.692307692308" calcext:value-type="float">
            <text:p>4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2.06" calcext:value-type="float">
            <text:p>192.06</text:p>
          </table:table-cell>
          <table:table-cell table:number-columns-repeated="8"/>
          <table:table-cell table:formula="of:=[.D23]*4"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Scarab</text:p>
          </table:table-cell>
          <table:table-cell table:formula="of:=[.B23]+([.$B$34]-[.$B$21])/13" office:value-type="float" office:value="552.538461538461" calcext:value-type="float">
            <text:p>55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4]-1" office:value-type="float" office:value="4" calcext:value-type="float">
            <text:p>4</text:p>
          </table:table-cell>
          <table:table-cell office:value-type="float" office:value="81.93" calcext:value-type="float">
            <text:p>81.93</text:p>
          </table:table-cell>
          <table:table-cell table:number-columns-repeated="8"/>
          <table:table-cell table:formula="of:=[.D24]*4"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Lapis Lazuli</text:p>
          </table:table-cell>
          <table:table-cell table:formula="of:=[.B24]+([.$B$34]-[.$B$21])/13" office:value-type="float" office:value="653.384615384615" calcext:value-type="float">
            <text:p>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5.361667" calcext:value-type="float">
            <text:p>35.36</text:p>
          </table:table-cell>
          <table:table-cell table:number-columns-repeated="8"/>
          <table:table-cell table:formula="of:=[.D25]*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table:formula="of:=[.B25]+([.$B$34]-[.$B$21])/13" office:value-type="float" office:value="754.230769230769" calcext:value-type="float">
            <text:p>75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6]-1" office:value-type="float" office:value="4" calcext:value-type="float">
            <text:p>4</text:p>
          </table:table-cell>
          <table:table-cell office:value-type="float" office:value="20.99" calcext:value-type="float">
            <text:p>20.99</text:p>
          </table:table-cell>
          <table:table-cell table:formula="of:=1+([.D26]*[.F26]*0.0053361793)" office:value-type="float" office:value="1.560032017535" calcext:value-type="float">
            <text:p>1.6</text:p>
          </table:table-cell>
          <table:table-cell table:formula="of:=[.F26]*0.0227920228" office:value-type="float" office:value="0.478404558572" calcext:value-type="float">
            <text:p>0.5</text:p>
          </table:table-cell>
          <table:table-cell table:formula="of:=[.F26]*0.1184974523" office:value-type="float" office:value="2.487261523777" calcext:value-type="float">
            <text:p>2</text:p>
          </table:table-cell>
          <table:table-cell table:formula="of:=10+([.B26]*0.0063653724)" office:value-type="float" office:value="14.8009597216923" calcext:value-type="float">
            <text:p>15</text:p>
          </table:table-cell>
          <table:table-cell table:formula="of:=0.15*[.J26]" office:value-type="float" office:value="2.22014395825385" calcext:value-type="float">
            <text:p>2</text:p>
          </table:table-cell>
          <table:table-cell table:formula="of:=[.J26]*(0.4)" office:value-type="float" office:value="5.92038388867692" calcext:value-type="float">
            <text:p>6</text:p>
          </table:table-cell>
          <table:table-cell table:formula="of:=[.J26]*(0.3)" office:value-type="float" office:value="4.44028791650769" calcext:value-type="float">
            <text:p>4</text:p>
          </table:table-cell>
          <table:table-cell table:formula="of:=[.J26]*0.15" office:value-type="float" office:value="2.22014395825385" calcext:value-type="float">
            <text:p>2</text:p>
          </table:table-cell>
          <table:table-cell table:formula="of:=[.D26]*5" office:value-type="float" office:value="25" calcext:value-type="float">
            <text:p>25</text:p>
          </table:table-cell>
        </table:table-row>
        <table:table-row table:style-name="ro1" table:visibility="collapse">
          <table:table-cell office:value-type="string" calcext:value-type="string">
            <text:p>Magnetite</text:p>
          </table:table-cell>
          <table:table-cell table:formula="of:=[.B26]+([.$B$34]-[.$B$21])/13" office:value-type="float" office:value="855.076923076923" calcext:value-type="float">
            <text:p>8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8" calcext:value-type="float">
            <text:p>84.8</text:p>
          </table:table-cell>
          <table:table-cell table:number-columns-repeated="8"/>
          <table:table-cell table:formula="of:=[.D27]*5" office:value-type="float" office:value="30" calcext:value-type="float">
            <text:p>30</text:p>
          </table:table-cell>
        </table:table-row>
        <table:table-row table:style-name="ro1" table:visibility="collapse">
          <table:table-cell office:value-type="string" calcext:value-type="string">
            <text:p>Uranium</text:p>
          </table:table-cell>
          <table:table-cell table:formula="of:=[.B27]+([.$B$34]-[.$B$21])/13" office:value-type="float" office:value="955.923076923077" calcext:value-type="float">
            <text:p>9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2.17" calcext:value-type="float">
            <text:p>312.17</text:p>
          </table:table-cell>
          <table:table-cell table:number-columns-repeated="8"/>
          <table:table-cell table:formula="of:=[.D28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formula="of:=[.B28]+([.$B$34]-[.$B$21])/13" office:value-type="float" office:value="1056.76923076923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29]-1"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  <table:table-cell table:formula="of:=1+([.D29]*[.F29]*0.0053361793)" office:value-type="float" office:value="3.623159020294" calcext:value-type="float">
            <text:p>3.6</text:p>
          </table:table-cell>
          <table:table-cell table:formula="of:=[.F29]*0.0227920228" office:value-type="float" office:value="1.867350428004" calcext:value-type="float">
            <text:p>1.9</text:p>
          </table:table-cell>
          <table:table-cell table:formula="of:=[.F29]*0.1184974523" office:value-type="float" office:value="9.708496266939" calcext:value-type="float">
            <text:p>10</text:p>
          </table:table-cell>
          <table:table-cell table:formula="of:=10+([.B29]*0.0063653724)" office:value-type="float" office:value="16.7267296947077" calcext:value-type="float">
            <text:p>17</text:p>
          </table:table-cell>
          <table:table-cell table:formula="of:=0.15*[.J29]" office:value-type="float" office:value="2.50900945420615" calcext:value-type="float">
            <text:p>3</text:p>
          </table:table-cell>
          <table:table-cell table:formula="of:=[.J29]*(0.4)" office:value-type="float" office:value="6.69069187788308" calcext:value-type="float">
            <text:p>7</text:p>
          </table:table-cell>
          <table:table-cell table:formula="of:=[.J29]*(0.3)" office:value-type="float" office:value="5.01801890841231" calcext:value-type="float">
            <text:p>5</text:p>
          </table:table-cell>
          <table:table-cell table:formula="of:=[.J29]*0.15" office:value-type="float" office:value="2.50900945420615" calcext:value-type="float">
            <text:p>3</text:p>
          </table:table-cell>
          <table:table-cell table:formula="of:=[.D29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LA</text:p>
          </table:table-cell>
          <table:table-cell table:formula="of:=[.B29]+([.$B$34]-[.$B$21])/13" office:value-type="float" office:value="1157.61538461538" calcext:value-type="float">
            <text:p>115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30]-1" office:value-type="float" office:value="6" calcext:value-type="float">
            <text:p>6</text:p>
          </table:table-cell>
          <table:table-cell office:value-type="float" office:value="129.46" calcext:value-type="float">
            <text:p>129.46</text:p>
          </table:table-cell>
          <table:table-cell table:formula="of:=1+([.D30]*[.F30]*0.0053361793)" office:value-type="float" office:value="5.835752405246" calcext:value-type="float">
            <text:p>5.8</text:p>
          </table:table-cell>
          <table:table-cell table:formula="of:=[.F30]*0.0227920228" office:value-type="float" office:value="2.950655271688" calcext:value-type="float">
            <text:p>3.0</text:p>
          </table:table-cell>
          <table:table-cell table:formula="of:=[.F30]*0.1184974523" office:value-type="float" office:value="15.340680174758" calcext:value-type="float">
            <text:p>15</text:p>
          </table:table-cell>
          <table:table-cell table:formula="of:=10+([.B30]*0.0063653724)" office:value-type="float" office:value="17.3686530190461" calcext:value-type="float">
            <text:p>17</text:p>
          </table:table-cell>
          <table:table-cell table:formula="of:=0.15*[.J30]" office:value-type="float" office:value="2.60529795285692" calcext:value-type="float">
            <text:p>3</text:p>
          </table:table-cell>
          <table:table-cell table:formula="of:=[.J30]*(0.4)" office:value-type="float" office:value="6.94746120761845" calcext:value-type="float">
            <text:p>7</text:p>
          </table:table-cell>
          <table:table-cell table:formula="of:=[.J30]*(0.3)" office:value-type="float" office:value="5.21059590571384" calcext:value-type="float">
            <text:p>5</text:p>
          </table:table-cell>
          <table:table-cell table:formula="of:=[.J30]*0.15" office:value-type="float" office:value="2.60529795285692" calcext:value-type="float">
            <text:p>3</text:p>
          </table:table-cell>
          <table:table-cell table:formula="of:=[.D30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table:formula="of:=[.B30]+([.$B$34]-[.$B$21])/13" office:value-type="float" office:value="1258.46153846154" calcext:value-type="float">
            <text:p>12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.43" calcext:value-type="float">
            <text:p>43.43</text:p>
          </table:table-cell>
          <table:table-cell table:formula="of:=1+([.D31]*[.F31]*0.0053361793)" office:value-type="float" office:value="2.622251868993" calcext:value-type="float">
            <text:p>2.6</text:p>
          </table:table-cell>
          <table:table-cell table:formula="of:=[.F31]*0.0227920228" office:value-type="float" office:value="0.989857550204" calcext:value-type="float">
            <text:p>1.0</text:p>
          </table:table-cell>
          <table:table-cell table:formula="of:=[.F31]*0.1184974523" office:value-type="float" office:value="5.146344353389" calcext:value-type="float">
            <text:p>5</text:p>
          </table:table-cell>
          <table:table-cell table:formula="of:=10+([.B31]*0.0063653724)" office:value-type="float" office:value="18.0105763433846" calcext:value-type="float">
            <text:p>18</text:p>
          </table:table-cell>
          <table:table-cell table:formula="of:=0.15*[.J31]" office:value-type="float" office:value="2.70158645150769" calcext:value-type="float">
            <text:p>3</text:p>
          </table:table-cell>
          <table:table-cell table:formula="of:=[.J31]*(0.4)" office:value-type="float" office:value="7.20423053735385" calcext:value-type="float">
            <text:p>7</text:p>
          </table:table-cell>
          <table:table-cell table:formula="of:=[.J31]*(0.3)" office:value-type="float" office:value="5.40317290301539" calcext:value-type="float">
            <text:p>5</text:p>
          </table:table-cell>
          <table:table-cell table:formula="of:=[.J31]*0.15" office:value-type="float" office:value="2.70158645150769" calcext:value-type="float">
            <text:p>3</text:p>
          </table:table-cell>
          <table:table-cell table:formula="of:=[.D31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formula="of:=[.B31]+([.$B$34]-[.$B$21])/13" office:value-type="float" office:value="1359.3076923076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2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1+([.D32]*[.F32]*0.0053361793)" office:value-type="float" office:value="4.934738530441" calcext:value-type="float">
            <text:p>4.9</text:p>
          </table:table-cell>
          <table:table-cell table:formula="of:=[.F32]*0.0227920228" office:value-type="float" office:value="1.867350428004" calcext:value-type="float">
            <text:p>1.9</text:p>
          </table:table-cell>
          <table:table-cell table:formula="of:=[.F32]*0.1184974523" office:value-type="float" office:value="9.708496266939" calcext:value-type="float">
            <text:p>10</text:p>
          </table:table-cell>
          <table:table-cell table:formula="of:=10+([.B32]*0.0063653724)" office:value-type="float" office:value="18.6524996677231" calcext:value-type="float">
            <text:p>19</text:p>
          </table:table-cell>
          <table:table-cell table:formula="of:=0.15*[.J32]" office:value-type="float" office:value="2.79787495015846" calcext:value-type="float">
            <text:p>3</text:p>
          </table:table-cell>
          <table:table-cell table:formula="of:=[.J32]*(0.4)" office:value-type="float" office:value="7.46099986708923" calcext:value-type="float">
            <text:p>7</text:p>
          </table:table-cell>
          <table:table-cell table:formula="of:=[.J32]*(0.3)" office:value-type="float" office:value="5.59574990031692" calcext:value-type="float">
            <text:p>6</text:p>
          </table:table-cell>
          <table:table-cell table:formula="of:=[.J32]*0.15" office:value-type="float" office:value="2.79787495015846" calcext:value-type="float">
            <text:p>3</text:p>
          </table:table-cell>
          <table:table-cell table:formula="of:=[.D32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ppire</text:p>
          </table:table-cell>
          <table:table-cell table:formula="of:=[.B32]+([.$B$34]-[.$B$21])/13" office:value-type="float" office:value="1460.15384615385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3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1+([.D33]*[.F33]*0.0053361793)" office:value-type="float" office:value="4.934738530441" calcext:value-type="float">
            <text:p>4.9</text:p>
          </table:table-cell>
          <table:table-cell table:formula="of:=[.F33]*0.0227920228" office:value-type="float" office:value="1.867350428004" calcext:value-type="float">
            <text:p>1.9</text:p>
          </table:table-cell>
          <table:table-cell table:formula="of:=[.F33]*0.1184974523" office:value-type="float" office:value="9.708496266939" calcext:value-type="float">
            <text:p>10</text:p>
          </table:table-cell>
          <table:table-cell table:formula="of:=10+([.B33]*0.0063653724)" office:value-type="float" office:value="19.2944229920616" calcext:value-type="float">
            <text:p>19</text:p>
          </table:table-cell>
          <table:table-cell table:formula="of:=0.15*[.J33]" office:value-type="float" office:value="2.89416344880923" calcext:value-type="float">
            <text:p>3</text:p>
          </table:table-cell>
          <table:table-cell table:formula="of:=[.J33]*(0.4)" office:value-type="float" office:value="7.71776919682463" calcext:value-type="float">
            <text:p>8</text:p>
          </table:table-cell>
          <table:table-cell table:formula="of:=[.J33]*(0.3)" office:value-type="float" office:value="5.78832689761847" calcext:value-type="float">
            <text:p>6</text:p>
          </table:table-cell>
          <table:table-cell table:formula="of:=[.J33]*0.15" office:value-type="float" office:value="2.89416344880923" calcext:value-type="float">
            <text:p>3</text:p>
          </table:table-cell>
          <table:table-cell table:formula="of:=[.D33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34]-1" office:value-type="float" office:value="9" calcext:value-type="float">
            <text:p>9</text:p>
          </table:table-cell>
          <table:table-cell office:value-type="float" office:value="57.58" calcext:value-type="float">
            <text:p>57.58</text:p>
          </table:table-cell>
          <table:table-cell table:formula="of:=1+([.D34]*[.F34]*0.0053361793)" office:value-type="float" office:value="4.07257204094" calcext:value-type="float">
            <text:p>4.1</text:p>
          </table:table-cell>
          <table:table-cell table:formula="of:=[.F34]*0.0227920228" office:value-type="float" office:value="1.312364672824" calcext:value-type="float">
            <text:p>1.3</text:p>
          </table:table-cell>
          <table:table-cell table:formula="of:=[.F34]*0.1184974523" office:value-type="float" office:value="6.823083303434" calcext:value-type="float">
            <text:p>7</text:p>
          </table:table-cell>
          <table:table-cell table:formula="of:=10+([.B34]*0.0063653724)" office:value-type="float" office:value="19.9363463164" calcext:value-type="float">
            <text:p>20</text:p>
          </table:table-cell>
          <table:table-cell table:formula="of:=0.15*[.J34]" office:value-type="float" office:value="2.99045194746" calcext:value-type="float">
            <text:p>3</text:p>
          </table:table-cell>
          <table:table-cell table:formula="of:=[.J34]*(0.4)" office:value-type="float" office:value="7.97453852656" calcext:value-type="float">
            <text:p>8</text:p>
          </table:table-cell>
          <table:table-cell table:formula="of:=[.J34]*(0.3)" office:value-type="float" office:value="5.98090389492" calcext:value-type="float">
            <text:p>6</text:p>
          </table:table-cell>
          <table:table-cell table:formula="of:=[.J34]*0.15" office:value-type="float" office:value="2.99045194746" calcext:value-type="float">
            <text:p>3</text:p>
          </table:table-cell>
          <table:table-cell table:formula="of:=[.D34]*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nder Alloy</text:p>
          </table:table-cell>
          <table:table-cell table:formula="of:=[.B34]+([.$B$34]-[.$B$21])/13" office:value-type="float" office:value="1661.84615384615" calcext:value-type="float">
            <text:p>16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formula="of:=1+([.D35]*[.F35]*0.0053361793)" office:value-type="float" office:value="7.990394883" calcext:value-type="float">
            <text:p>8.0</text:p>
          </table:table-cell>
          <table:table-cell table:formula="of:=[.F35]*0.0227920228" office:value-type="float" office:value="2.9857549868" calcext:value-type="float">
            <text:p>3.0</text:p>
          </table:table-cell>
          <table:table-cell table:formula="of:=[.F35]*0.1184974523" office:value-type="float" office:value="15.5231662513" calcext:value-type="float">
            <text:p>16</text:p>
          </table:table-cell>
          <table:table-cell table:formula="of:=10+([.B35]*0.0063653724)" office:value-type="float" office:value="20.5782696407384" calcext:value-type="float">
            <text:p>21</text:p>
          </table:table-cell>
          <table:table-cell table:formula="of:=0.15*[.J35]" office:value-type="float" office:value="3.08674044611077" calcext:value-type="float">
            <text:p>3</text:p>
          </table:table-cell>
          <table:table-cell table:formula="of:=[.J35]*(0.4)" office:value-type="float" office:value="8.23130785629538" calcext:value-type="float">
            <text:p>8</text:p>
          </table:table-cell>
          <table:table-cell table:formula="of:=[.J35]*(0.3)" office:value-type="float" office:value="6.17348089222153" calcext:value-type="float">
            <text:p>6</text:p>
          </table:table-cell>
          <table:table-cell table:formula="of:=[.J35]*0.15" office:value-type="float" office:value="3.08674044611077" calcext:value-type="float">
            <text:p>3</text:p>
          </table:table-cell>
          <table:table-cell table:formula="of:=[.D35]*5"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Bedro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inf.</text:p>
          </table:table-cell>
          <table:table-cell office:value-type="float" office:value="0" calcext:value-type="float">
            <text:p>0</text:p>
          </table:table-cell>
          <table:table-cell table:formula="of:=1+([.D36]*[.F36]*0.0053361793)" office:value-type="float" office:value="1" calcext:value-type="float">
            <text:p>1.0</text:p>
          </table:table-cell>
          <table:table-cell table:formula="of:=[.F36]*0.0227920228" office:value-type="float" office:value="0" calcext:value-type="float">
            <text:p>0.0</text:p>
          </table:table-cell>
          <table:table-cell table:formula="of:=[.F36]*0.1184974523" office:value-type="float" office:value="0" calcext:value-type="float">
            <text:p>0</text:p>
          </table:table-cell>
          <table:table-cell table:formula="of:=([.B36]/[.D36])/6" office:value-type="float" office:value="0" calcext:value-type="float">
            <text:p>0</text:p>
          </table:table-cell>
          <table:table-cell table:formula="of:=[.M36]*(2/3)" office:value-type="float" office:value="0" calcext:value-type="float">
            <text:p>0</text:p>
          </table:table-cell>
          <table:table-cell table:formula="of:=[.J36]*(1/3)" office:value-type="float" office:value="0" calcext:value-type="float">
            <text:p>0</text:p>
          </table:table-cell>
          <table:table-cell table:formula="of:=[.L36]*(2/3)" office:value-type="float" office:value="0" calcext:value-type="float">
            <text:p>0</text:p>
          </table:table-cell>
          <table:table-cell table:formula="of:=[.K36]*(2/3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9"/>
        </table:table-row>
        <table:table-row table:style-name="ro1" table:number-rows-repeated="2">
          <table:table-cell table:style-name="ce1"/>
          <table:table-cell table:number-columns-repeated="5"/>
          <table:table-cell table:style-name="Default" table:number-columns-repeated="9"/>
        </table:table-row>
        <table:table-row table:style-name="ro1">
          <table:table-cell table:style-name="ce1"/>
          <table:table-cell table:number-columns-repeated="4"/>
          <table:table-cell table:formula="of:=10/MEDIAN([.F2:.F36])" office:value-type="float" office:value="0.118497452304775" calcext:value-type="float">
            <text:p>0.1184974523</text:p>
          </table:table-cell>
          <table:table-cell table:style-name="Default" table:number-columns-repeated="2"/>
          <table:table-cell table:style-name="ce7"/>
          <table:table-cell table:style-name="Default" table:number-columns-repeated="6"/>
        </table:table-row>
        <table:table-row table:style-name="ro1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8"/>
          <table:table-cell table:style-name="ce8"/>
        </table:table-row>
        <table:table-row table:style-name="ro1" table:number-rows-repeated="2">
          <table:table-cell table:number-columns-repeated="6"/>
          <table:table-cell table:style-name="Default" table:number-columns-repeated="9"/>
        </table:table-row>
        <table:table-row table:style-name="ro1">
          <table:table-cell office:value-type="string" calcext:value-type="string">
            <text:p>Na6</text:p>
          </table:table-cell>
          <table:table-cell office:value-type="string" calcext:value-type="string">
            <text:p>Ca2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O8</text:p>
          </table:table-cell>
          <table:table-cell table:style-name="ce5" office:value-type="string" calcext:value-type="string">
            <text:p>Cl4</text:p>
          </table:table-cell>
          <table:table-cell table:style-name="Default" office:value-type="string" calcext:value-type="string">
            <text:p>Al6</text:p>
          </table:table-cell>
          <table:table-cell table:style-name="Default" office:value-type="string" calcext:value-type="string">
            <text:p>Si6</text:p>
          </table:table-cell>
          <table:table-cell table:style-name="Default" office:value-type="string" calcext:value-type="string">
            <text:p>O24</text:p>
          </table:table-cell>
          <table:table-cell table:style-name="Default" table:number-columns-repeated="6"/>
        </table:table-row>
        <table:table-row table:style-name="ro1" table:number-rows-repeated="10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18:59:33.832265361</dc:date>
    <meta:editing-duration>PT44M12S</meta:editing-duration>
    <meta:editing-cycles>9</meta:editing-cycles>
    <meta:generator>LibreOffice/5.0.5.2$Linux_X86_64 LibreOffice_project/00m0$Build-2</meta:generator>
    <meta:document-statistic meta:table-count="1" meta:cell-count="407" meta:object-count="0"/>
  </office:meta>
</office:document-meta>
</file>